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2:.K2])"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3:.K3])"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K4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5:.K5])"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6:.K6])"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7:.K7])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8:.K8])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B9:.K9])"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10:.K10])"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11:.K1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2:.K12])"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13:.K13])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14:.K14])"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15:.K15])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16:.K16])"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B17:.K17])"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18:.K18])"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19:.K19])"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B20:.K20])"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21:.K21])"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SUM([.B22:.K22])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B23:.K23])"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SUM([.B24:.K24])"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25:.K25])"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B26:.K26])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27:.K27])"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28:.K28])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B29:.K29])"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SUM([.B30:.K30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31:.K31])"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32:.K32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33:.K33])"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34:.K34])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35:.K35])"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36:.K36])"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 office:value-type="float" office:value="10" calcext:value-type="float">
            <text:p>10</text:p>
          </table:table-cell>
          <table:table-cell table:formula="of:=SUM([.B37:.K37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38:.K38])"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39:.K39])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40:.K40])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41:.K41])"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42:.K42])" office:value-type="float" office:value="91" calcext:value-type="float">
            <text:p>91</text:p>
          </table:table-cell>
          <table:table-cell table:formula="of:=AVERAGE([.L2:.L42])" office:value-type="float" office:value="67.6829268292683" calcext:value-type="float">
            <text:p>67.6829268292683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3:.K43])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SUM([.B44:.K44])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B45:.K45])"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K46])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47:.K47])"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48:.K48])"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B49:.K49])"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SUM([.B50:.K50])"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B51:.K5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B52:.K52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53:.K53])"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54:.K54])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55:.K55])"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56:.K56])"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57:.K57])"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58:.K58])"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59:.K59])"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60:.K60])"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61:.K61])"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62:.K62])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3:.K63])"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64:.K64])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65:.K65])"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66:.K66])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67:.K67])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68:.K68])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69:.K69])"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70:.K70])"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71:.K71])"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72:.K72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73:.K73])"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74:.K74])"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75:.K75])"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76:.K76])"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77:.K77])"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78:.K78])"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79:.K79])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([.B80:.K80])"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81:.K81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SUM([.B82:.K82])"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83:.K83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B84:.K84])"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85:.K85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86:.K86])" office:value-type="float" office:value="65" calcext:value-type="float">
            <text:p>65</text:p>
          </table:table-cell>
          <table:table-cell table:formula="of:=AVERAGE([.L43:.L86])" office:value-type="float" office:value="58.7045454545455" calcext:value-type="float">
            <text:p>58.704545454545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87:.K87])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88:.K88])"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89:.K89])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90:.K90])"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1:.K91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92:.K92])"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3:.K93])"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B94:.K94])"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95:.K95])"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96:.K96])"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97:.K97])"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98:.K98])"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B99:.K99])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100:.K100])"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101:.K101])"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102:.K102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B103:.K103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104:.K104])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105:.K105])"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106:.K106])"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107:.K107])"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08:.K108])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109:.K109])"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10:.K110])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111:.K111])"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112:.K112])"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B113:.K113])"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B114:.K114])"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115:.K115])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116:.K116])"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SUM([.B117:.K117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18:.K118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SUM([.B119:.K119])"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B120:.K120])"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B121:.K121])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22:.K122])"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23:.K123])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124:.K124])"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125:.K125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26:.K126])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B127:.K127])"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B128:.K128])"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129:.K129])"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[.B130:.K130])"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B131:.K131])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B132:.K132])"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SUM([.B133:.K133])"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34:.K134])" office:value-type="float" office:value="50" calcext:value-type="float">
            <text:p>50</text:p>
          </table:table-cell>
          <table:table-cell table:formula="of:=AVERAGE([.L87:.L134])" office:value-type="float" office:value="57.625" calcext:value-type="float">
            <text:p>57.625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8:58:22.349173866</meta:creation-date>
    <dc:date>2019-10-06T23:26:32.812982301</dc:date>
    <meta:editing-duration>PT3H52M24S</meta:editing-duration>
    <meta:editing-cycles>22</meta:editing-cycles>
    <meta:generator>LibreOffice/6.2.7.1$Linux_X86_64 LibreOffice_project/20$Build-1</meta:generator>
    <meta:document-statistic meta:table-count="1" meta:cell-count="1611" meta:object-count="0"/>
  </office:meta>
</office:document-meta>
</file>